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</style:style>
    <style:style style:name="P2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text-align="start" style:justify-single-word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1155cc" style:text-line-through-style="none" style:text-line-through-type="none" style:font-name="Arial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style:font-name="Arial" fo:font-size="14pt" fo:font-style="normal" fo:font-weight="normal"/>
    </style:style>
    <style:style style:name="T7" style:family="text">
      <style:text-properties style:font-name="Arial" fo:font-size="14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4a39ac4c-7fff-009d-8dcd-2a2ea0d6ceb1"/><text:span text:style-name="T1">curl -s</text:span><text:a xlink:type="simple" xlink:href="http://public-dns.info/nameserver/br.csv" text:style-name="Internet_20_link" text:visited-style-name="Visited_20_Internet_20_Link"><text:span text:style-name="T3"> </text:span></text:a><text:a xlink:type="simple" xlink:href="http://public-dns.info/nameserver/br.csv" text:style-name="Internet_20_link" text:visited-style-name="Visited_20_Internet_20_Link"><text:span text:style-name="T4">http://public-dns.info/nameserver/br.csv</text:span></text:a><text:span text:style-name="T3"> </text:span><text:span text:style-name="T1">| cut -d, -f1 | shuf | tail -n 50 | xargs -i timeout 1 ping -c1 -w 1 {} | grep "time=" | awk '{print substr($7, 6, length($7)) " " substr($4, 1, length($4) -1)}' | sort -n | awk '{print $2 " " $1 "ms"}' | head -n 10</text:span></text:p>
      <text:p text:style-name="P1"><text:span text:style-name="T1">curl -s</text:span><text:a xlink:type="simple" xlink:href="http://public-dns.info/nameserver/br.csv" text:style-name="Internet_20_link" text:visited-style-name="Visited_20_Internet_20_Link"><text:span text:style-name="T3"> </text:span></text:a><text:a xlink:type="simple" xlink:href="http://public-dns.info/nameserver/br.csv" text:style-name="Internet_20_link" text:visited-style-name="Visited_20_Internet_20_Link"><text:span text:style-name="T4">http://public-dns.info/nameserver/br.csv</text:span></text:a><text:span text:style-name="T3"> </text:span></text:p>
      <text:p text:style-name="P1"><text:span text:style-name="T3">       </text:span><text:span text:style-name="T2">Curl :&gt; Transfers the data from the network server </text:span></text:p>
      <text:p text:style-name="P1"><text:span text:style-name="T3">                   </text:span><text:span text:style-name="T2">i.e.( </text:span><text:a xlink:type="simple" xlink:href="http://public-dns.info/nameserver/br.csv" text:style-name="Internet_20_link" text:visited-style-name="Visited_20_Internet_20_Link"><text:span text:style-name="T5">http://public-dns.info/nameserver/br.csv</text:span></text:a><text:span text:style-name="T3"> </text:span><text:span text:style-name="T2">)</text:span></text:p>
      <text:p text:style-name="P2">       <text:span text:style-name="T6">-s     :&gt; Don’t show progress meter and error messages. But still gives the </text:span></text:p>
      <text:p text:style-name="P2">                   <text:span text:style-name="T6">output.</text:span></text:p>
      <text:p text:style-name="P3">cut -d, -f1 </text:p>
      <text:p text:style-name="P1"><text:span text:style-name="T3">    </text:span><text:span text:style-name="T2">cut  :&gt; Print selected parts of lines from each FILE to standard output.</text:span></text:p>
      <text:p text:style-name="P2">    <text:span text:style-name="T6">-d    :&gt; It separates the fields by space, comma etc .-d means delimiter.</text:span></text:p>
      <text:p text:style-name="P2">    <text:span text:style-name="T6">-f     :&gt;Represents the which  fields to cut from the file</text:span></text:p>
      <text:p text:style-name="P2">  <text:span text:style-name="T6">So -f1 means it gives the first field</text:span></text:p>
      <text:p text:style-name="P3">Shuf</text:p>
      <text:p text:style-name="P1"><text:span text:style-name="T3">     </text:span><text:span text:style-name="T2">The shuf command generates random permutations from input lines </text:span></text:p>
      <text:p text:style-name="P2">     <text:span text:style-name="T6">to  standard output. If given a file or series of files it will shuffle the </text:span></text:p>
      <text:p text:style-name="P2">     <text:span text:style-name="T6">lines  and write the result to standard output.</text:span></text:p>
      <text:p text:style-name="P3">Tail -n 50 </text:p>
      <text:p text:style-name="P1"><text:span text:style-name="T3">      </text:span><text:span text:style-name="T2">tail  :&gt; gives the  last part of the file </text:span></text:p>
      <text:p text:style-name="P2">      <text:span text:style-name="T6">-n :&gt; number of lines</text:span></text:p>
      <text:p text:style-name="P2">     <text:span text:style-name="T6">So it gives the last 50 lines as output.</text:span></text:p>
      <text:p text:style-name="P3">xargs -i timeout 1 ping -c1 -w 1 {} </text:p>
      <text:p text:style-name="P1"><text:span text:style-name="T3">     </text:span><text:span text:style-name="T2">xargs :&gt; build and execute command lines from standard input</text:span></text:p>
      <text:p text:style-name="P2">     <text:span text:style-name="T6">-i  :&gt; replaces the {} with the already exists arguments.</text:span></text:p>
      <text:p text:style-name="P2">    <text:span text:style-name="T6">timeout  :&gt; run a command with a time limit</text:span></text:p>
      <text:p text:style-name="P2">    <text:span text:style-name="T6">Ping       :&gt; check the network connectivity between host and server/host. </text:span></text:p>
      <text:p text:style-name="P2">    <text:span text:style-name="T6">-c1      :&gt; count the number of packets .</text:span></text:p>
      <text:p text:style-name="P2">    <text:span text:style-name="T6">-w1     :&gt; before ping exits regardless of how  many packets have </text:span></text:p>
      <text:p text:style-name="P2">            <text:span text:style-name="T6">been  sent or received. In this case ping does not</text:span></text:p>
      <text:p text:style-name="P1"><text:soft-page-break/><text:span text:style-name="T3">           </text:span><text:span text:style-name="T2">stop after count packet are sent, it waits either for deadline</text:span></text:p>
      <text:p text:style-name="P1"><text:span text:style-name="T3">           </text:span><text:span text:style-name="T2">expire or until count packets are answered.</text:span></text:p>
      <text:p text:style-name="P4">Example :</text:p>
      <text:p text:style-name="P4">186.251.103.3 ping statistics ---</text:p>
      <text:p text:style-name="P4">1 packets transmitted, 1 received, 0% packet loss, time 0ms</text:p>
      <text:p text:style-name="P4">rtt min/avg/max/mdev = 404.110/404.110/404.110/0.000 ms</text:p>
      <text:p text:style-name="P4">PING 177.102.143.166 (177.102.143.166) 56(84) bytes of data.</text:p>
      <text:p text:style-name="P4">64 bytes from 177.102.143.166: icmp_seq=1 ttl=242 time=402 ms</text:p>
      <text:p text:style-name="P1"><text:span text:style-name="T1">grep "time=" </text:span><text:span text:style-name="T3"> </text:span></text:p>
      <text:p text:style-name="P1"><text:span text:style-name="T3">       </text:span><text:span text:style-name="T2">It searches for the match  of the regular expressions</text:span></text:p>
      <text:p text:style-name="P4">Example</text:p>
      <text:p text:style-name="P4">64 bytes from 170.247.211.253: icmp_seq=1 ttl=48 time=357 ms</text:p>
      <text:p text:style-name="P4">64 bytes from 187.75.155.116: icmp_seq=1 ttl=51 time=428 ms</text:p>
      <text:p text:style-name="P4">64 bytes from 200.194.198.75: icmp_seq=1 ttl=49 time=400 ms</text:p>
      <text:p text:style-name="P4">64 bytes from 186.219.242.26: icmp_seq=1 ttl=46 time=507 ms</text:p>
      <text:p text:style-name="P5"/>
      <text:p text:style-name="P3">awk '{print substr($7, 6, length($7)) " " substr($4, 1, length($4) -1)}'  </text:p>
      <text:p text:style-name="P2">      <text:span text:style-name="T7">and  this is also similar to it i.e. awk '{print $2 " " $1 "ms"}' </text:span></text:p>
      <text:p text:style-name="P1"><text:span text:style-name="T3">       </text:span><text:span text:style-name="T2">awk :&gt; It allows to use variables, numeric functions, string functions,</text:span></text:p>
      <text:p text:style-name="P2">                <text:span text:style-name="T6">and  logical operators.</text:span></text:p>
      <text:p text:style-name="P2">       <text:span text:style-name="T6">$7,$4 :&gt; reprersents the columns</text:span></text:p>
      <text:p text:style-name="P3">sort -n </text:p>
      <text:p text:style-name="P2">        <text:span text:style-name="T6">Sorts the number of fields in the file</text:span></text:p>
      <text:p text:style-name="P5"/>
      <text:p text:style-name="P2"> <text:span text:style-name="T7">head -n 10</text:span></text:p>
      <text:p text:style-name="P1"><text:span text:style-name="T3">         </text:span><text:span text:style-name="T2">Head :&gt; it represents the first part of the file</text:span></text:p>
      <text:p text:style-name="P2">         <text:span text:style-name="T6">-n   :&gt; number of lines</text:span></text:p>
      <text:p text:style-name="P4">Example :</text:p>
      <text:p text:style-name="P4">200.201.191.91 320ms</text:p>
      <text:p text:style-name="P4">187.1.175.86 335ms</text:p>
      <text:p text:style-name="P4"><text:soft-page-break/>177.93.152.1 346ms</text:p>
      <text:p text:style-name="P4">186.216.62.49 347ms</text:p>
      <text:p text:style-name="P4">177.54.225.181 350ms</text:p>
      <text:p text:style-name="P5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1:14:04.955322282</meta:creation-date>
    <dc:date>2020-01-13T09:57:12.770043953</dc:date>
    <meta:editing-duration>PT1H46M55S</meta:editing-duration>
    <meta:editing-cycles>2</meta:editing-cycles>
    <meta:generator>LibreOffice/6.1.6.3$Linux_X86_64 LibreOffice_project/10$Build-3</meta:generator>
    <meta:document-statistic meta:table-count="0" meta:image-count="0" meta:object-count="0" meta:page-count="3" meta:paragraph-count="59" meta:word-count="448" meta:character-count="2900" meta:non-whitespace-character-count="2222"/>
  </office:meta>
</office:document-meta>
</file>